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596cm" style:rel-column-width="1472*"/>
    </style:style>
    <style:style style:name="Таблица1.B" style:family="table-column">
      <style:table-column-properties style:column-width="3.009cm" style:rel-column-width="1706*"/>
    </style:style>
    <style:style style:name="Таблица1.C" style:family="table-column">
      <style:table-column-properties style:column-width="2.993cm" style:rel-column-width="1697*"/>
    </style:style>
    <style:style style:name="Таблица1.E" style:family="table-column">
      <style:table-column-properties style:column-width="2.574cm" style:rel-column-width="1459*"/>
    </style:style>
    <style:style style:name="Таблица1.F" style:family="table-column">
      <style:table-column-properties style:column-width="2.835cm" style:rel-column-width="16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307cm" style:rel-column-width="1875*"/>
    </style:style>
    <style:style style:name="Таблица2.B" style:family="table-column">
      <style:table-column-properties style:column-width="3.787cm" style:rel-column-width="2147*"/>
    </style:style>
    <style:style style:name="Таблица2.C" style:family="table-column">
      <style:table-column-properties style:column-width="9.906cm" style:rel-column-width="561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4" style:family="table-row">
      <style:table-row-properties style:min-row-height="1.584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07cm" style:rel-column-width="1875*"/>
    </style:style>
    <style:style style:name="Таблица3.B" style:family="table-column">
      <style:table-column-properties style:column-width="3.787cm" style:rel-column-width="2147*"/>
    </style:style>
    <style:style style:name="Таблица3.C" style:family="table-column">
      <style:table-column-properties style:column-width="9.906cm" style:rel-column-width="561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df10" officeooo:paragraph-rsid="0014df10"/>
    </style:style>
    <style:style style:name="P2" style:family="paragraph" style:parent-style-name="Standard">
      <style:text-properties officeooo:rsid="00151a3d" officeooo:paragraph-rsid="00151a3d"/>
    </style:style>
    <style:style style:name="P3" style:family="paragraph" style:parent-style-name="Standard" style:list-style-name="L2">
      <style:text-properties officeooo:rsid="00151a3d" officeooo:paragraph-rsid="00151a3d"/>
    </style:style>
    <style:style style:name="P4" style:family="paragraph" style:parent-style-name="Standard" style:list-style-name="L5">
      <style:text-properties officeooo:rsid="00151a3d" officeooo:paragraph-rsid="00166f23"/>
    </style:style>
    <style:style style:name="P5" style:family="paragraph" style:parent-style-name="Standard">
      <style:text-properties officeooo:rsid="00151a3d" officeooo:paragraph-rsid="00166f23"/>
    </style:style>
    <style:style style:name="P6" style:family="paragraph" style:parent-style-name="Standard" style:list-style-name="L2">
      <style:text-properties officeooo:paragraph-rsid="00151a3d"/>
    </style:style>
    <style:style style:name="P7" style:family="paragraph" style:parent-style-name="Standard">
      <style:text-properties officeooo:paragraph-rsid="00151a3d"/>
    </style:style>
    <style:style style:name="P8" style:family="paragraph" style:parent-style-name="Standard" style:list-style-name="L5">
      <style:text-properties officeooo:rsid="00166f23" officeooo:paragraph-rsid="00166f23"/>
    </style:style>
    <style:style style:name="P9" style:family="paragraph" style:parent-style-name="Standard">
      <style:text-properties officeooo:rsid="00166f23" officeooo:paragraph-rsid="00166f23"/>
    </style:style>
    <style:style style:name="P10" style:family="paragraph" style:parent-style-name="Standard" style:list-style-name="L5">
      <style:text-properties officeooo:rsid="00169c93" officeooo:paragraph-rsid="00169c93"/>
    </style:style>
    <style:style style:name="P11" style:family="paragraph" style:parent-style-name="Standard" style:list-style-name="L5">
      <style:text-properties officeooo:rsid="0017c16a" officeooo:paragraph-rsid="0017c16a"/>
    </style:style>
    <style:style style:name="P12" style:family="paragraph" style:parent-style-name="Standard" style:list-style-name="L5">
      <style:text-properties fo:font-weight="bold" officeooo:rsid="00166f23" officeooo:paragraph-rsid="00166f23" style:font-weight-asian="bold" style:font-weight-complex="bold"/>
    </style:style>
    <style:style style:name="P13" style:family="paragraph" style:parent-style-name="Standard" style:list-style-name="L2">
      <style:text-properties fo:font-weight="bold" officeooo:paragraph-rsid="0014df10" style:font-weight-asian="bold" style:font-weight-complex="bold"/>
    </style:style>
    <style:style style:name="P14" style:family="paragraph" style:parent-style-name="Standard" style:list-style-name="L5">
      <style:text-properties fo:font-weight="bold" officeooo:rsid="001f6343" officeooo:paragraph-rsid="001f6343" style:font-weight-asian="bold" style:font-weight-complex="bold"/>
    </style:style>
    <style:style style:name="P15" style:family="paragraph" style:parent-style-name="Standard" style:list-style-name="L5">
      <style:text-properties fo:font-weight="bold" officeooo:rsid="00211e7d" officeooo:paragraph-rsid="00211e7d" style:font-weight-asian="bold" style:font-weight-complex="bold"/>
    </style:style>
    <style:style style:name="P16" style:family="paragraph" style:parent-style-name="Standard" style:list-style-name="L5">
      <style:text-properties officeooo:rsid="00192c2d" officeooo:paragraph-rsid="00192c2d"/>
    </style:style>
    <style:style style:name="P17" style:family="paragraph" style:parent-style-name="Standard" style:list-style-name="L5">
      <style:text-properties officeooo:rsid="001a70b2" officeooo:paragraph-rsid="001c2de5"/>
    </style:style>
    <style:style style:name="P18" style:family="paragraph" style:parent-style-name="Standard" style:list-style-name="L5">
      <style:text-properties officeooo:rsid="001a70b2" officeooo:paragraph-rsid="001da105"/>
    </style:style>
    <style:style style:name="P19" style:family="paragraph" style:parent-style-name="Standard" style:list-style-name="L5">
      <style:text-properties officeooo:rsid="001da105" officeooo:paragraph-rsid="001da105"/>
    </style:style>
    <style:style style:name="P20" style:family="paragraph" style:parent-style-name="Standard" style:list-style-name="L5">
      <style:text-properties officeooo:rsid="001f6343" officeooo:paragraph-rsid="001f6343"/>
    </style:style>
    <style:style style:name="P21" style:family="paragraph" style:parent-style-name="Standard">
      <style:text-properties officeooo:rsid="001f6343" officeooo:paragraph-rsid="001f6343"/>
    </style:style>
    <style:style style:name="P22" style:family="paragraph" style:parent-style-name="Standard" style:list-style-name="L5">
      <style:text-properties fo:font-weight="normal" officeooo:rsid="001f6343" officeooo:paragraph-rsid="001f6343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211e7d" officeooo:paragraph-rsid="00211e7d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227683" officeooo:paragraph-rsid="00227683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240965" officeooo:paragraph-rsid="00240965" style:font-weight-asian="normal" style:font-weight-complex="normal"/>
    </style:style>
    <style:style style:name="P26" style:family="paragraph" style:parent-style-name="Table_20_Contents">
      <style:text-properties officeooo:rsid="002071c8" officeooo:paragraph-rsid="002071c8"/>
    </style:style>
    <style:style style:name="P27" style:family="paragraph" style:parent-style-name="Table_20_Contents">
      <style:text-properties style:text-position="0% 100%" officeooo:rsid="002071c8" officeooo:paragraph-rsid="002071c8"/>
    </style:style>
    <style:style style:name="P28" style:family="paragraph" style:parent-style-name="Table_20_Contents">
      <style:text-properties officeooo:rsid="0020d112" officeooo:paragraph-rsid="0020d112"/>
    </style:style>
    <style:style style:name="P29" style:family="paragraph" style:parent-style-name="Table_20_Contents">
      <style:text-properties officeooo:rsid="00227683" officeooo:paragraph-rsid="00227683"/>
    </style:style>
    <style:style style:name="P30" style:family="paragraph" style:parent-style-name="Table_20_Contents">
      <style:text-properties officeooo:rsid="00227683" officeooo:paragraph-rsid="00240965"/>
    </style:style>
    <style:style style:name="P31" style:family="paragraph" style:parent-style-name="Table_20_Contents">
      <style:text-properties fo:language="br" fo:country="FR" officeooo:rsid="00227683" officeooo:paragraph-rsid="00227683"/>
    </style:style>
    <style:style style:name="P32" style:family="paragraph" style:parent-style-name="Table_20_Contents">
      <style:text-properties fo:language="br" fo:country="FR" officeooo:rsid="00240965" officeooo:paragraph-rsid="00240965"/>
    </style:style>
    <style:style style:name="P33" style:family="paragraph" style:parent-style-name="Table_20_Contents">
      <style:text-properties officeooo:rsid="00240965" officeooo:paragraph-rsid="00240965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fo:color="#999999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fo:color="#86868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df10"/>
    </style:style>
    <style:style style:name="T2" style:family="text">
      <style:text-properties officeooo:rsid="00151a3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66f23" style:font-style-asian="normal" style:font-style-complex="normal"/>
    </style:style>
    <style:style style:name="T5" style:family="text">
      <style:text-properties style:text-position="sub 58%"/>
    </style:style>
    <style:style style:name="T6" style:family="text">
      <style:text-properties style:text-position="sub 58%" fo:font-style="normal" style:font-style-asian="normal" style:font-style-complex="normal"/>
    </style:style>
    <style:style style:name="T7" style:family="text">
      <style:text-properties style:text-position="sub 58%" fo:font-style="normal" officeooo:rsid="00171802" style:font-style-asian="normal" style:font-style-complex="normal"/>
    </style:style>
    <style:style style:name="T8" style:family="text">
      <style:text-properties style:text-position="sub 58%" fo:font-style="normal" officeooo:rsid="00192c2d" style:font-style-asian="normal" style:font-style-complex="normal"/>
    </style:style>
    <style:style style:name="T9" style:family="text">
      <style:text-properties style:text-position="sub 58%" fo:font-style="normal" officeooo:rsid="001c2de5" style:font-style-asian="normal" style:font-style-complex="normal"/>
    </style:style>
    <style:style style:name="T10" style:family="text">
      <style:text-properties style:text-position="sub 58%" fo:font-style="normal" officeooo:rsid="001da105" style:font-style-asian="normal" style:font-style-complex="normal"/>
    </style:style>
    <style:style style:name="T11" style:family="text">
      <style:text-properties style:text-position="sub 58%" fo:font-style="italic" style:font-style-asian="italic" style:font-style-complex="italic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normal" style:font-style-asian="normal" style:font-style-complex="normal"/>
    </style:style>
    <style:style style:name="T14" style:family="text">
      <style:text-properties style:text-position="0% 100%" fo:font-style="normal" officeooo:rsid="00171802" style:font-style-asian="normal" style:font-style-complex="normal"/>
    </style:style>
    <style:style style:name="T15" style:family="text">
      <style:text-properties style:text-position="0% 100%" fo:font-style="normal" officeooo:rsid="0017c16a" style:font-style-asian="normal" style:font-style-complex="normal"/>
    </style:style>
    <style:style style:name="T16" style:family="text">
      <style:text-properties style:text-position="0% 100%" fo:font-style="normal" officeooo:rsid="00192c2d" style:font-style-asian="normal" style:font-style-complex="normal"/>
    </style:style>
    <style:style style:name="T17" style:family="text">
      <style:text-properties style:text-position="0% 100%" fo:font-style="normal" officeooo:rsid="001c2de5" style:font-style-asian="normal" style:font-style-complex="normal"/>
    </style:style>
    <style:style style:name="T18" style:family="text">
      <style:text-properties style:text-position="0% 100%" fo:font-style="normal" officeooo:rsid="001da105" style:font-style-asian="normal" style:font-style-complex="normal"/>
    </style:style>
    <style:style style:name="T19" style:family="text">
      <style:text-properties style:text-position="0% 100%" fo:font-style="normal" officeooo:rsid="00166f23" style:font-style-asian="normal" style:font-style-complex="normal"/>
    </style:style>
    <style:style style:name="T20" style:family="text">
      <style:text-properties style:text-position="0% 100%" fo:font-style="normal" officeooo:rsid="002071c8" style:font-style-asian="normal" style:font-style-complex="normal"/>
    </style:style>
    <style:style style:name="T21" style:family="text">
      <style:text-properties style:text-position="0% 100%" fo:font-style="normal" officeooo:rsid="00227683" style:font-style-asian="normal" style:font-style-complex="normal"/>
    </style:style>
    <style:style style:name="T22" style:family="text">
      <style:text-properties style:text-position="0% 100%" fo:font-style="italic" style:font-style-asian="italic" style:font-style-complex="italic"/>
    </style:style>
    <style:style style:name="T23" style:family="text">
      <style:text-properties style:text-position="0% 100%" officeooo:rsid="001c2de5"/>
    </style:style>
    <style:style style:name="T24" style:family="text">
      <style:text-properties officeooo:rsid="00227683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9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9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9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999999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6868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48cm" fo:min-width="0cm" fo:padding-top="0.125cm" fo:padding-bottom="0.125cm" fo:padding-left="0.25cm" fo:padding-right="0.25cm" draw:shadow="hidden" draw:shadow-offset-x="0.199cm" draw:shadow-offset-y="0.199cm" draw:shadow-color="#808080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5cm" fo:min-width="0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26cm" fo:min-width="0.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4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7541181" text:style-name="L2">
        <text:list-item>
          <text:p text:style-name="P13"><text:span text:style-name="T1">Схема устройства:</text:span></text:p>
        </text:list-item>
      </text:list>
      <text:p text:style-name="P1"><draw:g text:anchor-type="paragraph" draw:z-index="3" draw:name="Фигура1" draw:style-name="gr2"><draw:line draw:style-name="gr3" draw:text-style-name="P36" svg:x1="0.1cm" svg:y1="4.57cm" svg:x2="11.7cm" svg:y2="4.57cm"><text:p/></draw:line><draw:line draw:style-name="gr4" draw:text-style-name="P36" svg:x1="0.4cm" svg:y1="11.67cm" svg:x2="11.7cm" svg:y2="11.67cm"><text:p/></draw:line><draw:line draw:style-name="gr5" draw:text-style-name="P35" svg:x1="1.8cm" svg:y1="8.67cm" svg:x2="2.6cm" svg:y2="8.67cm"><text:p/></draw:line><draw:line draw:style-name="gr6" draw:text-style-name="P35" svg:x1="1.8cm" svg:y1="8.97cm" svg:x2="2.6cm" svg:y2="8.97cm"><text:p/></draw:line><draw:line draw:style-name="gr7" draw:text-style-name="P35" svg:x1="2.2cm" svg:y1="8.97cm" svg:x2="2.2cm" svg:y2="11.67cm"><text:p/></draw:line><draw:line draw:style-name="gr8" draw:text-style-name="P35" svg:x1="2.2cm" svg:y1="8.67cm" svg:x2="2.2cm" svg:y2="6.87cm"><text:p/></draw:line><draw:line draw:style-name="gr9" draw:text-style-name="P35" svg:x1="1.1cm" svg:y1="6.87cm" svg:x2="5.5cm" svg:y2="6.87cm"><text:p/></draw:line><draw:line draw:style-name="gr10" draw:text-style-name="P35" svg:x1="5.5cm" svg:y1="6.57cm" svg:x2="5.5cm" svg:y2="7.47cm"><text:p/></draw:line><draw:custom-shape draw:style-name="gr11" draw:text-style-name="P35" svg:width="0.399cm" svg:height="0.701cm" svg:x="5.3cm" svg:y="7.47cm"><text:p text:style-name="P34"><text:span text:style-name="T25">X</text:span></text:p><draw:enhanced-geometry svg:viewBox="0 0 21600 21600" draw:type="rectangle" draw:enhanced-path="M 0 0 L 21600 0 21600 21600 0 21600 0 0 Z N"/></draw:custom-shape><draw:line draw:style-name="gr12" draw:text-style-name="P35" svg:x1="5.5cm" svg:y1="8.17cm" svg:x2="5.5cm" svg:y2="8.87cm"><text:p/></draw:line><draw:custom-shape draw:style-name="gr13" draw:text-style-name="P37" svg:width="0.399cm" svg:height="0.701cm" svg:x="5.3cm" svg:y="8.871cm"><text:p text:style-name="P34"><text:span text:style-name="T26">R</text:span><text:span text:style-name="T27">2</text:span></text:p><draw:enhanced-geometry svg:viewBox="0 0 21600 21600" draw:type="rectangle" draw:enhanced-path="M 0 0 L 21600 0 21600 21600 0 21600 0 0 Z N"/></draw:custom-shape><draw:custom-shape draw:style-name="gr14" draw:text-style-name="P35" svg:width="0.6cm" svg:height="0.6cm" svg:x="2.701cm" svg:y="4.9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5" draw:text-style-name="P35" svg:x1="2.8cm" svg:y1="5.07cm" svg:x2="2.8cm" svg:y2="5.47cm"><text:p/></draw:line><draw:line draw:style-name="gr16" draw:text-style-name="P35" svg:x1="3.1cm" svg:y1="4.97cm" svg:x2="2.8cm" svg:y2="5.27cm"><text:p/></draw:line><draw:line draw:style-name="gr17" draw:text-style-name="P35" svg:x1="3.1cm" svg:y1="5.57cm" svg:x2="2.8cm" svg:y2="5.27cm"><text:p/></draw:line><draw:line draw:style-name="gr18" draw:text-style-name="P35" svg:x1="2.8cm" svg:y1="5.27cm" svg:x2="2.7cm" svg:y2="5.27cm"><text:p/></draw:line><draw:line draw:style-name="gr19" draw:text-style-name="P35" svg:x1="3cm" svg:y1="5.47cm" svg:x2="3cm" svg:y2="5.37cm"><text:p/></draw:line><draw:line draw:style-name="gr20" draw:text-style-name="P35" svg:x1="3cm" svg:y1="5.47cm" svg:x2="2.9cm" svg:y2="5.47cm"><text:p/></draw:line><draw:custom-shape draw:style-name="gr21" draw:text-style-name="P35" svg:width="0.6cm" svg:height="0.6cm" svg:x="6.9cm" svg:y="8.37cm"><text:p/>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22" draw:text-style-name="P35" svg:x1="7cm" svg:y1="8.47cm" svg:x2="7cm" svg:y2="8.87cm"><text:p/></draw:line><draw:line draw:style-name="gr23" draw:text-style-name="P35" svg:x1="7.3cm" svg:y1="8.37cm" svg:x2="7cm" svg:y2="8.67cm"><text:p/></draw:line><draw:line draw:style-name="gr24" draw:text-style-name="P35" svg:x1="7.3cm" svg:y1="8.97cm" svg:x2="7cm" svg:y2="8.67cm"><text:p/></draw:line><draw:line draw:style-name="gr25" draw:text-style-name="P35" svg:x1="7cm" svg:y1="8.67cm" svg:x2="6.9cm" svg:y2="8.67cm"><text:p/></draw:line><draw:line draw:style-name="gr26" draw:text-style-name="P35" svg:x1="7.2cm" svg:y1="8.87cm" svg:x2="7.2cm" svg:y2="8.77cm"><text:p/></draw:line><draw:line draw:style-name="gr27" draw:text-style-name="P35" svg:x1="7.2cm" svg:y1="8.87cm" svg:x2="7.1cm" svg:y2="8.87cm"><text:p/></draw:line><draw:line draw:style-name="gr28" draw:text-style-name="P35" svg:x1="5.3cm" svg:y1="11.07cm" svg:x2="5.7cm" svg:y2="11.07cm"><text:p/></draw:line><draw:line draw:style-name="gr29" draw:text-style-name="P35" svg:x1="5.3cm" svg:y1="11.07cm" svg:x2="5.5cm" svg:y2="11.47cm"><text:p/></draw:line><draw:line draw:style-name="gr30" draw:text-style-name="P35" svg:x1="5.5cm" svg:y1="11.47cm" svg:x2="5.7cm" svg:y2="11.07cm"><text:p/></draw:line><draw:line draw:style-name="gr31" draw:text-style-name="P35" svg:x1="5.3cm" svg:y1="11.47cm" svg:x2="5.7cm" svg:y2="11.47cm"><text:p/></draw:line><draw:custom-shape draw:style-name="gr32" draw:text-style-name="P37" svg:width="0.701cm" svg:height="0.401cm" svg:x="5.9cm" svg:y="8.47cm"><text:p text:style-name="P34"><text:span text:style-name="T26">R</text:span><text:span text:style-name="T27">3</text:span></text:p><draw:enhanced-geometry svg:viewBox="0 0 21600 21600" draw:type="rectangle" draw:enhanced-path="M 0 0 L 21600 0 21600 21600 0 21600 0 0 Z N"/></draw:custom-shape><draw:line draw:style-name="gr33" draw:text-style-name="P35" svg:x1="3.7cm" svg:y1="8.67cm" svg:x2="5.9cm" svg:y2="8.67cm"><text:p/></draw:line><draw:line draw:style-name="gr34" draw:text-style-name="P35" svg:x1="6.6cm" svg:y1="8.67cm" svg:x2="6.9cm" svg:y2="8.67cm"><text:p/></draw:line><draw:line draw:style-name="gr35" draw:text-style-name="P35" svg:x1="7.3cm" svg:y1="8.97cm" svg:x2="7.3cm" svg:y2="11.67cm"><text:p/></draw:line><draw:line draw:style-name="gr36" draw:text-style-name="P35" svg:x1="5.5cm" svg:y1="11.47cm" svg:x2="5.5cm" svg:y2="11.67cm"><text:p/></draw:line><draw:line draw:style-name="gr37" draw:text-style-name="P35" svg:x1="7.3cm" svg:y1="8.37cm" svg:x2="7.3cm" svg:y2="7.47cm"><text:p/></draw:line><draw:line draw:style-name="gr38" draw:text-style-name="P35" svg:x1="7.9cm" svg:y1="9.27cm" svg:x2="8.7cm" svg:y2="9.27cm"><text:p/></draw:line><draw:line draw:style-name="gr39" draw:text-style-name="P35" svg:x1="7.9cm" svg:y1="9.57cm" svg:x2="8.7cm" svg:y2="9.57cm"><text:p/></draw:line><draw:line draw:style-name="gr40" draw:text-style-name="P35" svg:x1="8.3cm" svg:y1="9.57cm" svg:x2="8.3cm" svg:y2="11.67cm"><text:p/></draw:line><draw:line draw:style-name="gr41" draw:text-style-name="P35" svg:x1="8.3cm" svg:y1="9.27cm" svg:x2="8.3cm" svg:y2="7.47cm"><text:p/></draw:line><draw:line draw:style-name="gr42" draw:text-style-name="P35" svg:x1="7.3cm" svg:y1="7.47cm" svg:x2="9.6cm" svg:y2="7.47cm"><text:p/></draw:line><draw:custom-shape draw:style-name="gr43" draw:text-style-name="P35" svg:width="0.6cm" svg:height="0.6cm" svg:x="7.9cm" svg:y="6.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4" draw:text-style-name="P35" svg:x1="8cm" svg:y1="6.57cm" svg:x2="8cm" svg:y2="6.97cm"><text:p/></draw:line><draw:line draw:style-name="gr45" draw:text-style-name="P35" svg:x1="8.3cm" svg:y1="6.47cm" svg:x2="8cm" svg:y2="6.77cm"><text:p/></draw:line><draw:line draw:style-name="gr46" draw:text-style-name="P35" svg:x1="8.3cm" svg:y1="7.07cm" svg:x2="8cm" svg:y2="6.77cm"><text:p/></draw:line><draw:line draw:style-name="gr47" draw:text-style-name="P35" svg:x1="8cm" svg:y1="6.77cm" svg:x2="7.9cm" svg:y2="6.77cm"><text:p/></draw:line><draw:line draw:style-name="gr48" draw:text-style-name="P35" svg:x1="8.2cm" svg:y1="6.97cm" svg:x2="8.2cm" svg:y2="6.87cm"><text:p/></draw:line><draw:line draw:style-name="gr49" draw:text-style-name="P35" svg:x1="8.2cm" svg:y1="6.97cm" svg:x2="8.1cm" svg:y2="6.97cm"><text:p/></draw:line><draw:line draw:style-name="gr50" draw:text-style-name="P35" svg:x1="8.3cm" svg:y1="7.07cm" svg:x2="8.3cm" svg:y2="7.47cm"><text:p/></draw:line><draw:line draw:style-name="gr51" draw:text-style-name="P35" svg:x1="8.3cm" svg:y1="5.37cm" svg:x2="8.3cm" svg:y2="4.57cm"><text:p/></draw:line><draw:line draw:style-name="gr52" draw:text-style-name="P35" svg:x1="7.9cm" svg:y1="6.77cm" svg:x2="7.6cm" svg:y2="6.77cm"><text:p/></draw:line><draw:line draw:style-name="gr53" draw:text-style-name="P35" svg:x1="7.6cm" svg:y1="6.77cm" svg:x2="7.6cm" svg:y2="3.97cm"><text:p/></draw:line><draw:custom-shape draw:style-name="gr54" draw:text-style-name="P35" svg:width="0.401cm" svg:height="0.701cm" svg:x="2.9cm" svg:y="5.87cm"><text:p text:style-name="P34"><text:span text:style-name="T25">r</text:span><text:span text:style-name="T28">2</text:span></text:p><draw:enhanced-geometry svg:viewBox="0 0 21600 21600" draw:type="rectangle" draw:enhanced-path="M 0 0 L 21600 0 21600 21600 0 21600 0 0 Z N"/></draw:custom-shape><draw:custom-shape draw:style-name="gr55" draw:text-style-name="P35" svg:width="0.6cm" svg:height="0.6cm" svg:x="4.5cm" svg:y="9.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6" draw:text-style-name="P35" svg:x1="4.6cm" svg:y1="9.87cm" svg:x2="4.6cm" svg:y2="10.27cm"><text:p/></draw:line><draw:line draw:style-name="gr57" draw:text-style-name="P35" svg:x1="4.9cm" svg:y1="9.77cm" svg:x2="4.6cm" svg:y2="10.07cm"><text:p/></draw:line><draw:line draw:style-name="gr58" draw:text-style-name="P35" svg:x1="4.9cm" svg:y1="10.37cm" svg:x2="4.6cm" svg:y2="10.07cm"><text:p/></draw:line><draw:line draw:style-name="gr59" draw:text-style-name="P35" svg:x1="4.6cm" svg:y1="10.07cm" svg:x2="4.5cm" svg:y2="10.07cm"><text:p/></draw:line><draw:line draw:style-name="gr60" draw:text-style-name="P35" svg:x1="4.8cm" svg:y1="10.27cm" svg:x2="4.8cm" svg:y2="10.17cm"><text:p/></draw:line><draw:line draw:style-name="gr61" draw:text-style-name="P35" svg:x1="4.8cm" svg:y1="10.27cm" svg:x2="4.7cm" svg:y2="10.27cm"><text:p/></draw:line><draw:line draw:style-name="gr62" draw:text-style-name="P35" svg:x1="3.1cm" svg:y1="5.57cm" svg:x2="3.1cm" svg:y2="5.87cm"><text:p/></draw:line><draw:line draw:style-name="gr63" draw:text-style-name="P35" svg:x1="3.1cm" svg:y1="4.97cm" svg:x2="3.1cm" svg:y2="4.57cm"><text:p/></draw:line><draw:custom-shape draw:style-name="gr64" draw:text-style-name="P35" svg:width="0.6cm" svg:height="0.6cm" svg:x="5.099cm" svg:y="4.9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5" draw:text-style-name="P35" svg:x1="5.2cm" svg:y1="5.07cm" svg:x2="5.2cm" svg:y2="5.47cm"><text:p/></draw:line><draw:line draw:style-name="gr66" draw:text-style-name="P35" svg:x1="5.5cm" svg:y1="4.97cm" svg:x2="5.2cm" svg:y2="5.27cm"><text:p/></draw:line><draw:line draw:style-name="gr67" draw:text-style-name="P35" svg:x1="5.5cm" svg:y1="5.57cm" svg:x2="5.2cm" svg:y2="5.27cm"><text:p/></draw:line><draw:line draw:style-name="gr68" draw:text-style-name="P35" svg:x1="5.2cm" svg:y1="5.27cm" svg:x2="5.1cm" svg:y2="5.27cm"><text:p/></draw:line><draw:line draw:style-name="gr69" draw:text-style-name="P35" svg:x1="5.4cm" svg:y1="5.47cm" svg:x2="5.4cm" svg:y2="5.37cm"><text:p/></draw:line><draw:line draw:style-name="gr70" draw:text-style-name="P35" svg:x1="5.4cm" svg:y1="5.47cm" svg:x2="5.3cm" svg:y2="5.47cm"><text:p/></draw:line><draw:custom-shape draw:style-name="gr71" draw:text-style-name="P35" svg:width="0.399cm" svg:height="0.701cm" svg:x="5.3cm" svg:y="5.87cm"><text:p text:style-name="P34"><text:span text:style-name="T25">r</text:span><text:span text:style-name="T28">1</text:span></text:p><draw:enhanced-geometry svg:viewBox="0 0 21600 21600" draw:type="rectangle" draw:enhanced-path="M 0 0 L 21600 0 21600 21600 0 21600 0 0 Z N"/></draw:custom-shape><draw:line draw:style-name="gr72" draw:text-style-name="P35" svg:x1="5.5cm" svg:y1="5.57cm" svg:x2="5.5cm" svg:y2="5.87cm"><text:p/></draw:line><draw:line draw:style-name="gr73" draw:text-style-name="P35" svg:x1="5.5cm" svg:y1="4.97cm" svg:x2="5.5cm" svg:y2="4.57cm"><text:p/></draw:line><draw:custom-shape draw:style-name="gr74" draw:text-style-name="P35" svg:width="0.6cm" svg:height="0.6cm" svg:x="0.7cm" svg:y="7.2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5" draw:text-style-name="P35" svg:x1="0.8cm" svg:y1="7.37cm" svg:x2="0.8cm" svg:y2="7.77cm"><text:p/></draw:line><draw:line draw:style-name="gr76" draw:text-style-name="P35" svg:x1="1.1cm" svg:y1="7.27cm" svg:x2="0.8cm" svg:y2="7.57cm"><text:p/></draw:line><draw:line draw:style-name="gr77" draw:text-style-name="P35" svg:x1="1.1cm" svg:y1="7.87cm" svg:x2="0.8cm" svg:y2="7.57cm"><text:p/></draw:line><draw:line draw:style-name="gr78" draw:text-style-name="P35" svg:x1="0.8cm" svg:y1="7.57cm" svg:x2="0.7cm" svg:y2="7.57cm"><text:p/></draw:line><draw:line draw:style-name="gr79" draw:text-style-name="P35" svg:x1="1cm" svg:y1="7.77cm" svg:x2="1cm" svg:y2="7.67cm"><text:p/></draw:line><draw:line draw:style-name="gr80" draw:text-style-name="P35" svg:x1="1cm" svg:y1="7.77cm" svg:x2="0.9cm" svg:y2="7.77cm"><text:p/></draw:line><draw:custom-shape draw:style-name="gr81" draw:text-style-name="P35" svg:width="0.401cm" svg:height="0.701cm" svg:x="0.9cm" svg:y="8.67cm"><text:p text:style-name="P34"><text:span text:style-name="T25">r</text:span><text:span text:style-name="T28">3</text:span></text:p><draw:enhanced-geometry svg:viewBox="0 0 21600 21600" draw:type="rectangle" draw:enhanced-path="M 0 0 L 21600 0 21600 21600 0 21600 0 0 Z N"/></draw:custom-shape><draw:line draw:style-name="gr82" draw:text-style-name="P35" svg:x1="1.1cm" svg:y1="7.87cm" svg:x2="1.1cm" svg:y2="8.67cm"><text:p/></draw:line><draw:line draw:style-name="gr83" draw:text-style-name="P35" svg:x1="1.1cm" svg:y1="7.27cm" svg:x2="1.1cm" svg:y2="6.87cm"><text:p/></draw:line><draw:line draw:style-name="gr84" draw:text-style-name="P35" svg:x1="1.1cm" svg:y1="9.37cm" svg:x2="1.1cm" svg:y2="11.67cm"><text:p/></draw:line><draw:line draw:style-name="gr85" draw:text-style-name="P35" svg:x1="0.7cm" svg:y1="7.57cm" svg:x2="0.5cm" svg:y2="7.57cm"><text:p/></draw:line><draw:line draw:style-name="gr86" draw:text-style-name="P35" svg:x1="0.5cm" svg:y1="7.57cm" svg:x2="0.5cm" svg:y2="3.87cm"><text:p/></draw:line><draw:line draw:style-name="gr87" draw:text-style-name="P36" svg:x1="3.1cm" svg:y1="6.57cm" svg:x2="3.1cm" svg:y2="14.37cm"><text:p/></draw:line><draw:line draw:style-name="gr88" draw:text-style-name="P36" svg:x1="3.7cm" svg:y1="8.67cm" svg:x2="3.7cm" svg:y2="14.37cm"><text:p/></draw:line><draw:line draw:style-name="gr89" draw:text-style-name="P36" svg:x1="9.6cm" svg:y1="14.37cm" svg:x2="9.6cm" svg:y2="7.47cm"><text:p/></draw:line><draw:line draw:style-name="gr90" draw:text-style-name="P35" svg:x1="2.7cm" svg:y1="5.27cm" svg:x2="2.3cm" svg:y2="5.27cm"><text:p/></draw:line><draw:line draw:style-name="gr91" draw:text-style-name="P35" svg:x1="5.1cm" svg:y1="5.27cm" svg:x2="4.8cm" svg:y2="5.27cm"><text:p/></draw:line><draw:line draw:style-name="gr92" draw:text-style-name="P35" svg:x1="2.3cm" svg:y1="5.27cm" svg:x2="2.3cm" svg:y2="3.87cm"><text:p/></draw:line><draw:line draw:style-name="gr93" draw:text-style-name="P35" svg:x1="4.8cm" svg:y1="5.27cm" svg:x2="4.8cm" svg:y2="3.87cm"><text:p/></draw:line><draw:custom-shape draw:style-name="gr94" draw:text-style-name="P37" svg:width="0.399cm" svg:height="0.701cm" svg:x="5.3cm" svg:y="9.97cm"><text:p text:style-name="P34"><text:span text:style-name="T26">R</text:span><text:span text:style-name="T27">1</text:span></text:p><draw:enhanced-geometry svg:viewBox="0 0 21600 21600" draw:type="rectangle" draw:enhanced-path="M 0 0 L 21600 0 21600 21600 0 21600 0 0 Z N"/></draw:custom-shape><draw:line draw:style-name="gr95" draw:text-style-name="P35" svg:x1="5.5cm" svg:y1="10.67cm" svg:x2="5.5cm" svg:y2="11.07cm"><text:p/></draw:line><draw:line draw:style-name="gr96" draw:text-style-name="P35" svg:x1="4.9cm" svg:y1="10.37cm" svg:x2="4.9cm" svg:y2="14.37cm"><text:p/></draw:line><draw:line draw:style-name="gr97" draw:text-style-name="P35" svg:x1="5.5cm" svg:y1="9.97cm" svg:x2="5.5cm" svg:y2="9.57cm"><text:p/></draw:line><draw:line draw:style-name="gr98" draw:text-style-name="P35" svg:x1="3.9cm" svg:y1="10.07cm" svg:x2="3.9cm" svg:y2="3.87cm"><text:p/></draw:line><draw:line draw:style-name="gr99" draw:text-style-name="P35" svg:x1="4.5cm" svg:y1="10.07cm" svg:x2="3.9cm" svg:y2="10.07cm"><text:p/></draw:line><draw:custom-shape draw:style-name="gr100" draw:text-style-name="P38" svg:width="0.041cm" svg:height="0.04cm" svg:x="8.278cm" svg:y="7.451cm"><text:p/>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1" draw:text-style-name="P38" svg:width="0.04cm" svg:height="0.041cm" svg:x="5.48cm" svg:y="8.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2" draw:text-style-name="P38" svg:width="0.041cm" svg:height="0.041cm" svg:x="3.078cm" svg:y="6.847cm"><text:p/>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</draw:custom-shape><draw:line draw:style-name="gr103" draw:text-style-name="P35" svg:x1="4.9cm" svg:y1="10.77cm" svg:x2="5.5cm" svg:y2="10.77cm"><text:p/></draw:line><draw:custom-shape draw:style-name="gr104" draw:text-style-name="P35" svg:width="0.401cm" svg:height="0.701cm" svg:x="8.1cm" svg:y="5.369cm"><text:p text:style-name="P34"><text:span text:style-name="T25">r</text:span></text:p><draw:enhanced-geometry svg:viewBox="0 0 21600 21600" draw:type="rectangle" draw:enhanced-path="M 0 0 L 21600 0 21600 21600 0 21600 0 0 Z N"/></draw:custom-shape><draw:line draw:style-name="gr105" draw:text-style-name="P35" svg:x1="8.3cm" svg:y1="6.47cm" svg:x2="8.3cm" svg:y2="6.07cm"><text:p/></draw:line><draw:line draw:style-name="gr106" draw:text-style-name="P36" svg:x1="5.5cm" svg:y1="9.77cm" svg:x2="4.9cm" svg:y2="9.77cm"><text:p/></draw:line><draw:custom-shape draw:style-name="gr107" draw:text-style-name="P35" svg:width="0.401cm" svg:height="0.701cm" svg:x="0.3cm" svg:y="3.17cm"><text:p text:style-name="P34"><text:span text:style-name="T29">R</text:span></text:p><draw:enhanced-geometry svg:viewBox="0 0 21600 21600" draw:type="rectangle" draw:enhanced-path="M 0 0 L 21600 0 21600 21600 0 21600 0 0 Z N"/></draw:custom-shape><draw:custom-shape draw:style-name="gr108" draw:text-style-name="P35" svg:width="0.399cm" svg:height="0.701cm" svg:x="2.101cm" svg:y="3.17cm"><text:p text:style-name="P34"><text:span text:style-name="T29">R</text:span></text:p><draw:enhanced-geometry svg:viewBox="0 0 21600 21600" draw:type="rectangle" draw:enhanced-path="M 0 0 L 21600 0 21600 21600 0 21600 0 0 Z N"/></draw:custom-shape><draw:custom-shape draw:style-name="gr109" draw:text-style-name="P35" svg:width="0.399cm" svg:height="0.701cm" svg:x="3.701cm" svg:y="3.17cm"><text:p text:style-name="P34"><text:span text:style-name="T29">R</text:span></text:p><draw:enhanced-geometry svg:viewBox="0 0 21600 21600" draw:type="rectangle" draw:enhanced-path="M 0 0 L 21600 0 21600 21600 0 21600 0 0 Z N"/></draw:custom-shape><draw:custom-shape draw:style-name="gr110" draw:text-style-name="P35" svg:width="0.401cm" svg:height="0.701cm" svg:x="4.6cm" svg:y="3.17cm"><text:p text:style-name="P34"><text:span text:style-name="T29">R</text:span></text:p><draw:enhanced-geometry svg:viewBox="0 0 21600 21600" draw:type="rectangle" draw:enhanced-path="M 0 0 L 21600 0 21600 21600 0 21600 0 0 Z N"/></draw:custom-shape><draw:custom-shape draw:style-name="gr111" draw:text-style-name="P35" svg:width="0.401cm" svg:height="0.701cm" svg:x="7.4cm" svg:y="3.27cm"><text:p text:style-name="P34"><text:span text:style-name="T29">R</text:span></text:p><draw:enhanced-geometry svg:viewBox="0 0 21600 21600" draw:type="rectangle" draw:enhanced-path="M 0 0 L 21600 0 21600 21600 0 21600 0 0 Z N"/></draw:custom-shape><draw:line draw:style-name="gr112" draw:text-style-name="P36" svg:x1="0.5cm" svg:y1="3.17cm" svg:x2="0.5cm" svg:y2="0.77cm"><text:p/></draw:line><draw:frame draw:style-name="gr113" draw:text-style-name="P40" svg:width="2.772cm" svg:height="0.854cm" draw:transform="rotate (1.5707963267949) translate (0cm 3.24026388888889cm)"><draw:text-box><text:p text:style-name="P39"><text:span text:style-name="T30">P</text:span><text:span text:style-name="T30">I</text:span><text:span text:style-name="T30">N</text:span><text:span text:style-name="T30">_</text:span><text:span text:style-name="T30">V</text:span><text:span text:style-name="T30">_</text:span><text:span text:style-name="T30">D</text:span><text:span text:style-name="T30">O</text:span><text:span text:style-name="T30">W</text:span><text:span text:style-name="T30">N</text:span></text:p></draw:text-box></draw:frame><draw:line draw:style-name="gr114" draw:text-style-name="P36" svg:x1="2.3cm" svg:y1="3.17cm" svg:x2="2.3cm" svg:y2="0.77cm"><text:p/></draw:line><draw:frame draw:style-name="gr115" draw:text-style-name="P40" svg:width="2.772cm" svg:height="0.854cm" draw:transform="rotate (1.5707963267949) translate (1.79916666666667cm 2.94040277777778cm)"><draw:text-box><text:p text:style-name="P39"><text:span text:style-name="T30">P</text:span><text:span text:style-name="T30">I</text:span><text:span text:style-name="T30">N</text:span><text:span text:style-name="T30">_</text:span><text:span text:style-name="T30">V</text:span><text:span text:style-name="T30">_</text:span><text:span text:style-name="T30">U</text:span><text:span text:style-name="T30">P</text:span><text:span text:style-name="T30">_</text:span><text:span text:style-name="T30">1</text:span></text:p></draw:text-box></draw:frame><draw:line draw:style-name="gr116" draw:text-style-name="P36" svg:x1="3.9cm" svg:y1="3.17cm" svg:x2="3.9cm" svg:y2="0.77cm"><text:p/></draw:line><draw:frame draw:style-name="gr117" draw:text-style-name="P40" svg:width="2.871cm" svg:height="0.854cm" draw:transform="rotate (1.5707963267949) translate (3.40077777777778cm 3.24026388888889cm)"><draw:text-box><text:p text:style-name="P39"><text:span text:style-name="T30">P</text:span><text:span text:style-name="T30">I</text:span><text:span text:style-name="T30">N</text:span><text:span text:style-name="T30">_</text:span><text:span text:style-name="T30">R</text:span><text:span text:style-name="T30">E</text:span><text:span text:style-name="T30">S</text:span><text:span text:style-name="T30">I</text:span><text:span text:style-name="T30">S</text:span><text:span text:style-name="T30">T</text:span><text:span text:style-name="T30">O</text:span><text:span text:style-name="T30">R</text:span></text:p></draw:text-box></draw:frame><draw:line draw:style-name="gr118" draw:text-style-name="P36" svg:x1="4.8cm" svg:y1="3.17cm" svg:x2="4.8cm" svg:y2="0.77cm"><text:p/></draw:line><draw:frame draw:style-name="gr119" draw:text-style-name="P40" svg:width="2.77cm" svg:height="0.854cm" draw:transform="rotate (1.5707963267949) translate (4.30036111111111cm 2.76930555555556cm)"><draw:text-box><text:p text:style-name="P39"><text:span text:style-name="T30">P</text:span><text:span text:style-name="T30">I</text:span><text:span text:style-name="T30">N</text:span><text:span text:style-name="T30">_</text:span><text:span text:style-name="T30">V</text:span><text:span text:style-name="T30">_</text:span><text:span text:style-name="T30">U</text:span><text:span text:style-name="T30">P</text:span><text:span text:style-name="T30">_</text:span><text:span text:style-name="T30">2</text:span></text:p></draw:text-box></draw:frame><draw:line draw:style-name="gr120" draw:text-style-name="P36" svg:x1="7.6cm" svg:y1="3.3cm" svg:x2="7.6cm" svg:y2="0.9cm"><text:p/></draw:line><draw:frame draw:style-name="gr121" draw:text-style-name="P40" svg:width="2.901cm" svg:height="0.854cm" draw:transform="rotate (1.5707963267949) translate (7.04673611111111cm 3.16970833333333cm)"><draw:text-box><text:p text:style-name="P39"><text:span text:style-name="T30">P</text:span><text:span text:style-name="T30">I</text:span><text:span text:style-name="T30">N</text:span><text:span text:style-name="T30">_</text:span><text:span text:style-name="T30">C</text:span><text:span text:style-name="T30">A</text:span><text:span text:style-name="T30">P</text:span><text:span text:style-name="T30">_</text:span><text:span text:style-name="T30">V</text:span><text:span text:style-name="T30">_</text:span><text:span text:style-name="T30">U</text:span><text:span text:style-name="T30">P</text:span></text:p></draw:text-box></draw:frame><draw:frame draw:style-name="gr122" draw:text-style-name="P41" svg:width="0.937cm" svg:height="0.638cm" svg:x="10.7cm" svg:y="3.971cm"><draw:text-box draw:corner-radius="1.131cm"><text:p text:style-name="P39"><text:span text:style-name="T31">5</text:span><text:span text:style-name="T31">V</text:span></text:p></draw:text-box></draw:frame><draw:frame draw:style-name="gr123" draw:text-style-name="P42" svg:width="1.371cm" svg:height="0.653cm" svg:x="10.599cm" svg:y="11.118cm"><draw:text-box><text:p text:style-name="P39"><text:span text:style-name="T32">G</text:span><text:span text:style-name="T32">N</text:span><text:span text:style-name="T32">D</text:span></text:p></draw:text-box></draw:frame><draw:frame draw:style-name="gr124" draw:text-style-name="P43" svg:width="2.77cm" svg:height="0.854cm" draw:transform="rotate (1.5707963267949) translate (2.59997222222222cm 14.239875cm)"><draw:text-box><text:p text:style-name="P39"><text:span text:style-name="T33">P</text:span><text:span text:style-name="T33">I</text:span><text:span text:style-name="T33">N</text:span><text:span text:style-name="T33">_</text:span><text:span text:style-name="T33">F</text:span><text:span text:style-name="T33">U</text:span><text:span text:style-name="T33">L</text:span><text:span text:style-name="T33">L</text:span><text:span text:style-name="T33">_</text:span><text:span text:style-name="T33">V</text:span></text:p></draw:text-box></draw:frame><draw:frame draw:style-name="gr125" draw:text-style-name="P43" svg:width="2.77cm" svg:height="0.854cm" draw:transform="rotate (1.5707963267949) translate (3.24731944444444cm 14.5697222222222cm)"><draw:text-box><text:p text:style-name="P39"><text:span text:style-name="T33">P</text:span><text:span text:style-name="T33">I</text:span><text:span text:style-name="T33">N</text:span><text:span text:style-name="T33">_</text:span><text:span text:style-name="T33">R</text:span><text:span text:style-name="T33">E</text:span><text:span text:style-name="T33">S</text:span><text:span text:style-name="T33">I</text:span><text:span text:style-name="T33">S</text:span><text:span text:style-name="T33">T</text:span><text:span text:style-name="T33">_</text:span><text:span text:style-name="T33">V</text:span></text:p></draw:text-box></draw:frame><draw:frame draw:style-name="gr126" draw:text-style-name="P43" svg:width="2.772cm" svg:height="0.854cm" draw:transform="rotate (1.5707963267949) translate (4.44676388888889cm 14.4003888888889cm)"><draw:text-box><text:p text:style-name="P39"><text:span text:style-name="T33">P</text:span><text:span text:style-name="T33">I</text:span><text:span text:style-name="T33">N</text:span><text:span text:style-name="T33">_</text:span><text:span text:style-name="T33">D</text:span><text:span text:style-name="T33">I</text:span><text:span text:style-name="T33">O</text:span><text:span text:style-name="T33">D</text:span><text:span text:style-name="T33">E</text:span><text:span text:style-name="T33">_</text:span><text:span text:style-name="T33">V</text:span></text:p></draw:text-box></draw:frame><draw:frame draw:style-name="gr127" draw:text-style-name="P43" svg:width="2.77cm" svg:height="0.854cm" draw:transform="rotate (1.5707963267949) translate (9.14752777777778cm 14.239875cm)"><draw:text-box><text:p text:style-name="P39"><text:span text:style-name="T33">P</text:span><text:span text:style-name="T33">I</text:span><text:span text:style-name="T33">N</text:span><text:span text:style-name="T33">_</text:span><text:span text:style-name="T33">C</text:span><text:span text:style-name="T33">A</text:span><text:span text:style-name="T33">P</text:span><text:span text:style-name="T33">_</text:span><text:span text:style-name="T33">V</text:span></text:p></draw:text-box></draw:frame><draw:frame draw:style-name="gr128" draw:text-style-name="P44" svg:width="1.001cm" svg:height="0.722cm" svg:x="1.499cm" svg:y="8.07cm"><draw:text-box><text:p text:style-name="P39"><text:span text:style-name="T34">C</text:span><text:span text:style-name="T35">1</text:span></text:p></draw:text-box></draw:frame><draw:frame draw:style-name="gr129" draw:text-style-name="P44" svg:width="1.001cm" svg:height="0.722cm" svg:x="7.601cm" svg:y="8.708cm"><draw:text-box><text:p text:style-name="P39"><text:span text:style-name="T34">C</text:span><text:span text:style-name="T35">2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2">Обозначения на схеме:</text:span></text:p>
      <text:list xml:id="list184752067453896" text:continue-numbering="true" text:style-name="L2">
        <text:list-item>
          <text:list>
            <text:list-item>
              <text:p text:style-name="P6"><text:span text:style-name="T2">5V, GND — соответствующие выводы платы Arduino.</text:span></text:p>
            </text:list-item>
            <text:list-item>
              <text:p text:style-name="P3">PIN_FULL_V, PIN_V_DOWN, ect. — пины платы, названия которых соответствуют приведённым в файле <text:span text:style-name="T3">/src/client/Vameter.ino.</text:span></text:p>
              <text:p text:style-name="P3"><draw:custom-shape text:anchor-type="paragraph" draw:z-index="0" draw:name="Фигура2" draw:style-name="gr1" draw:text-style-name="P35" svg:width="0.399cm" svg:height="0.699cm" svg:x="1.817cm" svg:y="0.333cm"><text:p text:style-name="P34"><text:span text:style-name="T25">X</text:span></text:p><draw:enhanced-geometry svg:viewBox="0 0 21600 21600" draw:type="rectangle" draw:enhanced-path="M 0 0 L 21600 0 21600 21600 0 21600 0 0 Z N"/></draw:custom-shape><text:span text:style-name="T3"/></text:p>
            </text:list-item>
          </text:list>
        </text:list-item>
      </text:list>
      <text:list xml:id="list1527390954" text:style-name="L5">
        <text:list-item>
          <text:list>
            <text:list-item>
              <text:p text:style-name="P4"><text:span text:style-name="T3"><text:s/>— </text:span><text:span text:style-name="T4">элемент, вольт-амперная характеристика которого измеряется устройством.</text:span></text:p>
              <text:p text:style-name="P11"><text:span text:style-name="T4"/></text:p>
            </text:list-item>
            <text:list-item>
              <text:p text:style-name="P11"><text:span text:style-name="T4">Т</text:span><text:span text:style-name="T3">очками обозначены пересечения двух проводников, в которых их следует соединить; все остальные пересечения должны быть разомкнуты.</text:span></text:p>
            </text:list-item>
          </text:list>
        </text:list-item>
      </text:list>
      <text:p text:style-name="P5"><text:span text:style-name="T4"/></text:p>
      <text:p text:style-name="P5"><text:span text:style-name="T4"/></text:p>
      <text:list xml:id="list184753756928543" text:continue-numbering="true" text:style-name="L5">
        <text:list-item>
          <text:p text:style-name="P12"><text:span text:style-name="T3">Сравнительные номиналы</text:span></text:p>
          <text:list>
            <text:list-item>
              <text:p text:style-name="P8"><text:span text:style-name="T3"><draw:frame draw:style-name="fr1" draw:name="Объект1" text:anchor-type="as-char" svg:y="-0.295cm" svg:width="4.918cm" svg:height="0.432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  <text:list-item>
              <text:p text:style-name="P8"><text:span text:style-name="T3"><draw:frame draw:style-name="fr1" draw:name="Объект2" text:anchor-type="as-char" svg:y="-0.295cm" svg:width="2.281cm" svg:height="0.432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      </text:list-item>
          </text:list>
        </text:list-item>
      </text:list>
      <text:p text:style-name="P9"><text:span text:style-name="T3"/></text:p>
      <text:p text:style-name="P9"><text:span text:style-name="T3"/></text:p>
      <text:list xml:id="list184754054760744" text:continue-numbering="true" text:style-name="L5">
        <text:list-item>
          <text:p text:style-name="P12"><text:span text:style-name="T3">Принцип работы</text:span></text:p>
          <text:p text:style-name="P10"><text:span text:style-name="T3">Конденсатор </text:span><text:span text:style-name="T14">С</text:span><text:span text:style-name="T7">1</text:span><text:span text:style-name="T14"> разряжается через последовательное соединение элемента Х и резистора. </text:span><text:span text:style-name="T15">Ток через него может быть найден как:</text:span></text:p>
          <text:p text:style-name="P11"><text:span text:style-name="T13"><draw:frame draw:style-name="fr1" draw:name="Объект3" text:anchor-type="as-char" svg:y="-0.584cm" svg:width="3.027cm" svg:height="0.926cm" draw:z-index="4"><draw:object xlink:href="./Object 3" xlink:type="simple" xlink:show="embed" xlink:actuate="onLoad"/><draw:image xlink:href="./ObjectReplacements/Object 3" xlink:type="simple" xlink:show="embed" xlink:actuate="onLoad"/></draw:frame></text:span></text:p>
          <text:p text:style-name="P16"><text:soft-page-break/><text:span text:style-name="T22">R</text:span><text:span text:style-name="T11">eff</text:span><text:span text:style-name="T13"> — сопротивление соединённых последовательно R</text:span><text:span text:style-name="T6">2</text:span><text:span text:style-name="T13"> и <text:s/>R</text:span><text:span text:style-name="T6">1</text:span><text:span text:style-name="T13">. Равно <text:s/>R</text:span><text:span text:style-name="T6">2</text:span><text:span text:style-name="T13">, если транзистор открыт (при высоком сигнале на PIN_RESISTOR), <text:s/>R</text:span><text:span text:style-name="T6">1</text:span><text:span text:style-name="T13">+ R</text:span><text:span text:style-name="T6">2</text:span><text:span text:style-name="T13"> в противном случае.</text:span></text:p>
          <text:p text:style-name="P16"><text:span text:style-name="T13">Напряжение на элементе Х может быть найдено как </text:span><draw:frame draw:style-name="fr1" draw:name="Объект4" text:anchor-type="as-char" svg:y="-0.295cm" svg:width="2.872cm" svg:height="0.432cm" draw:z-index="5"><draw:object xlink:href="./Object 4" xlink:type="simple" xlink:show="embed" xlink:actuate="onLoad"/><draw:image xlink:href="./ObjectReplacements/Object 4" xlink:type="simple" xlink:show="embed" xlink:actuate="onLoad"/></draw:frame>.</text:p>
          <text:p text:style-name="P17">r<text:span text:style-name="T5">1</text:span><text:span text:style-name="T12">, r</text:span><text:span text:style-name="T5">2</text:span><text:span text:style-name="T12">, r</text:span><text:span text:style-name="T5">3</text:span><text:span text:style-name="T12"> — сопротивления, используемые для зарядки и разрядки С</text:span><text:span text:style-name="T5">1</text:span><text:span text:style-name="T12">. Устройство имеет несколько «состояний» - конфигураций пинов, связанных с данными сопротивлениями. Любые измерения производятся во время перехода из одного состояния в другое (и соответствующей зарядке/разрядке конденсатора). Каждая группа измерений начинается при получении соответствующей команды компьютера («сервера») и по окончании измерений полученные данные сразу же отправляются на компьютер. Отправка данных во время измерений затруднена из-за большого времени выполнения команд ввода-вывода.</text:span></text:p>
          <text:p text:style-name="P18"><text:span text:style-name="T23">Резистор </text:span><text:span text:style-name="T16">R</text:span><text:span text:style-name="T9">3</text:span><text:span text:style-name="T17"> и связанная с ним правая часть схемы служат для измерения протекшего через элемент заряда. Если напряжение между базой и коллектором транзистора совпадает с напряжением открытия диода (этого несложно добиться, подключив в качестве диода ещё один транзистор базой и коллектором), то </text:span><text:span text:style-name="T18">напряжения на <text:s/></text:span><text:span text:style-name="T16">R</text:span><text:span text:style-name="T10">3</text:span><text:span text:style-name="T18"> и </text:span><text:span text:style-name="T16">R</text:span><text:span text:style-name="T8">2</text:span><text:span text:style-name="T18">+ </text:span><text:span text:style-name="T16">R</text:span><text:span text:style-name="T10">1</text:span><text:span text:style-name="T18"> равны. Тогда ток через <text:s/></text:span><text:span text:style-name="T16">R</text:span><text:span text:style-name="T10">3</text:span><text:span text:style-name="T18">:</text:span></text:p>
          <text:p text:style-name="P18"><text:span text:style-name="T18"><draw:frame draw:style-name="fr1" draw:name="Объект5" text:anchor-type="as-char" svg:y="-0.584cm" svg:width="2.028cm" svg:height="0.926cm" draw:z-index="6"><draw:object xlink:href="./Object 5" xlink:type="simple" xlink:show="embed" xlink:actuate="onLoad"/><draw:image xlink:href="./ObjectReplacements/Object 5" xlink:type="simple" xlink:show="embed" xlink:actuate="onLoad"/></draw:frame></text:span></text:p>
          <text:p text:style-name="P19"><text:span text:style-name="T19">Т</text:span><text:span text:style-name="T13">ок через конденсатор:</text:span></text:p>
          <text:p text:style-name="P19"><text:span text:style-name="T13"><draw:frame draw:style-name="fr1" draw:name="Объект6" text:anchor-type="as-char" svg:y="-0.584cm" svg:width="3.268cm" svg:height="0.926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    <text:p text:style-name="P20"><text:span text:style-name="T13">Протекший через элемент заряд равен</text:span></text:p>
          <text:p text:style-name="P20"><text:span text:style-name="T13"><draw:frame draw:style-name="fr1" draw:name="Объект7" text:anchor-type="as-char" svg:y="-0.584cm" svg:width="2.619cm" svg:height="0.926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13">, где ΔU — изменение напряжения на конденсаторе C</text:span><text:span text:style-name="T6">2</text:span><text:span text:style-name="T13">.</text:span></text:p>
          <text:p text:style-name="P20"><text:span text:style-name="T13">В данный момент определение заряда не используется. Предполагается добавить график зависимости вольт-амперной характеристики от заряда (трёхмерный).</text:span></text:p>
        </text:list-item>
      </text:list>
      <text:p text:style-name="P21"><text:span text:style-name="T13"/></text:p>
      <text:list xml:id="list184753806463741" text:continue-numbering="true" text:style-name="L5">
        <text:list-item>
          <text:p text:style-name="P15"><text:span text:style-name="T13">Протокол передачи данных</text:span></text:p>
          <text:p text:style-name="P23"><text:span text:style-name="T13">Все передаваемые сообщения </text:span><text:span text:style-name="T21">разделены символом пробела, каждая команда оканчивается символом новой строки. </text:span></text:p>
          <text:p text:style-name="P24"><text:span text:style-name="T13">Список возможных команд сервера: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9">Команда</text:p>
          </table:table-cell>
          <table:table-cell table:style-name="Таблица2.A1" office:value-type="string">
            <text:p text:style-name="P29">Аргументы</text:p>
          </table:table-cell>
          <table:table-cell table:style-name="Таблица2.C1" office:value-type="string">
            <text:p text:style-name="P29">Описание</text:p>
          </table:table-cell>
        </table:table-row>
        <table:table-row>
          <table:table-cell table:style-name="Таблица2.A2" office:value-type="string">
            <text:p text:style-name="P31">Get</text:p>
          </table:table-cell>
          <table:table-cell table:style-name="Таблица2.A2" office:value-type="string">
            <text:p text:style-name="P31">Целевое состояние, сигнал резистора</text:p>
          </table:table-cell>
          <table:table-cell table:style-name="Таблица2.C2" office:value-type="string">
            <text:p text:style-name="Table_20_Contents">Переводит схему <text:span text:style-name="T24">в целевое</text:span> со<text:span text:style-name="T24">стояние, во время изменения производит измерения. Перед измерениями устанавливается переданный сигнал резистора.</text:span></text:p>
          </table:table-cell>
        </table:table-row>
        <table:table-row>
          <table:table-cell table:style-name="Таблица2.A2" office:value-type="string">
            <text:p text:style-name="P31">Wait</text:p>
          </table:table-cell>
          <table:table-cell table:style-name="Таблица2.A2" office:value-type="string">
            <text:p text:style-name="P29">Состояние, время ожидания</text:p>
          </table:table-cell>
          <table:table-cell table:style-name="Таблица2.C2" office:value-type="string">
            <text:p text:style-name="P29">Переходит в переданное состояние и ожидает в течение данного времени.</text:p>
          </table:table-cell>
        </table:table-row>
        <table:table-row table:style-name="Таблица2.4">
          <table:table-cell table:style-name="Таблица2.A2" office:value-type="string">
            <text:p text:style-name="P31">Set</text:p>
          </table:table-cell>
          <table:table-cell table:style-name="Таблица2.A2" office:value-type="string">
            <text:p text:style-name="P29">Параметр, значение параметра</text:p>
          </table:table-cell>
          <table:table-cell table:style-name="Таблица2.C2" office:value-type="string">
            <text:p text:style-name="P29">Устанавливает определённое значение данного параметра. Единственный поддерживаемый на данный момент параметр — шаг напряжения.</text:p>
          </table:table-cell>
        </table:table-row>
      </table:table>
      <text:p text:style-name="Standard"><text:tab/>Возможные ответы на команды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3">Ответ</text:p>
          </table:table-cell>
          <table:table-cell table:style-name="Таблица3.A1" office:value-type="string">
            <text:p text:style-name="P33">Параметры</text:p>
          </table:table-cell>
          <table:table-cell table:style-name="Таблица3.C1" office:value-type="string">
            <text:p text:style-name="P30">Описание</text:p>
          </table:table-cell>
        </table:table-row>
        <table:table-row>
          <table:table-cell table:style-name="Таблица3.A2" office:value-type="string">
            <text:p text:style-name="P32">Got</text:p>
          </table:table-cell>
          <table:table-cell table:style-name="Таблица3.A2" office:value-type="string">
            <text:p text:style-name="P32">Количество точек</text:p>
          </table:table-cell>
          <table:table-cell table:style-name="Таблица3.C2" office:value-type="string">
            <text:p text:style-name="P33">Передаёт полученные точки. После этого ответа плата отправляет необходимое количество строк, в каждой из которых находятся координаты точки.</text:p>
          </table:table-cell>
        </table:table-row>
        <table:table-row>
          <table:table-cell table:style-name="Таблица3.A2" office:value-type="string">
            <text:p text:style-name="P32">Available</text:p>
          </table:table-cell>
          <table:table-cell table:style-name="Таблица3.A2" office:value-type="string">
            <text:p text:style-name="P30">-</text:p>
          </table:table-cell>
          <table:table-cell table:style-name="Таблица3.C2" office:value-type="string">
            <text:p text:style-name="P33">Указывает о готовности к приёму команды</text:p>
          </table:table-cell>
        </table:table-row>
        <table:table-row>
          <table:table-cell table:style-name="Таблица3.A2" office:value-type="string">
            <text:p text:style-name="P32"><text:s/>Not supported command</text:p>
          </table:table-cell>
          <table:table-cell table:style-name="Таблица3.A2" office:value-type="string">
            <text:p text:style-name="P33">Имя команды</text:p>
          </table:table-cell>
          <table:table-cell table:style-name="Таблица3.C2" office:value-type="string">
            <text:p text:style-name="P33">Указывает то, что данная команда не поддерживается. </text:p>
          </table:table-cell>
        </table:table-row>
      </table:table>
      <text:list xml:id="list184752096081628" text:continue-numbering="true" text:style-name="L5">
        <text:list-item>
          <text:p text:style-name="P25"><text:span text:style-name="T13"><text:s/></text:span></text:p>
        </text:list-item>
        <text:list-item>
          <text:p text:style-name="P14"><text:span text:style-name="T13">Использованные номиналы</text:span></text:p>
          <text:p text:style-name="P22"><text:soft-page-break/><text:span text:style-name="T13">Номиналы можно выбирать произвольно </text:span><text:span text:style-name="T20">при соблюдении требований раздела Сравнительные номиналы. В этом образце использованы следующие: 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26">Обозначение</text:p>
          </table:table-cell>
          <table:table-cell table:style-name="Таблица1.A1" office:value-type="string">
            <text:p text:style-name="P26">Сопротивление(Ом)</text:p>
          </table:table-cell>
          <table:table-cell table:style-name="Таблица1.A1" office:value-type="string">
            <text:p text:style-name="P26">Обозначение</text:p>
          </table:table-cell>
          <table:table-cell table:style-name="Таблица1.A1" office:value-type="string">
            <text:p text:style-name="P26">Сопротивление(Ом)</text:p>
          </table:table-cell>
          <table:table-cell table:style-name="Таблица1.A1" office:value-type="string">
            <text:p text:style-name="P26">Обозначение</text:p>
          </table:table-cell>
          <table:table-cell table:style-name="Таблица1.F1" office:value-type="string">
            <text:p text:style-name="P26">Ёмкость (мФ)</text:p>
          </table:table-cell>
        </table:table-row>
        <table:table-row>
          <table:table-cell table:style-name="Таблица1.A2" office:value-type="string">
            <text:p text:style-name="P26">R</text:p>
          </table:table-cell>
          <table:table-cell table:style-name="Таблица1.A2" office:value-type="string">
            <text:p text:style-name="P26">10 000</text:p>
          </table:table-cell>
          <table:table-cell table:style-name="Таблица1.A2" office:value-type="string">
            <text:p text:style-name="P26">r</text:p>
          </table:table-cell>
          <table:table-cell table:style-name="Таблица1.A2" office:value-type="string">
            <text:p text:style-name="P28">220</text:p>
          </table:table-cell>
          <table:table-cell table:style-name="Таблица1.A2" office:value-type="string">
            <text:p text:style-name="P26">C<text:span text:style-name="T5">1</text:span></text:p>
          </table:table-cell>
          <table:table-cell table:style-name="Таблица1.F2" office:value-type="string">
            <text:p text:style-name="P28">3</text:p>
          </table:table-cell>
        </table:table-row>
        <table:table-row>
          <table:table-cell table:style-name="Таблица1.A2" office:value-type="string">
            <text:p text:style-name="P26">R<text:span text:style-name="T5">1</text:span></text:p>
          </table:table-cell>
          <table:table-cell table:style-name="Таблица1.A2" office:value-type="string">
            <text:p text:style-name="P26">610</text:p>
          </table:table-cell>
          <table:table-cell table:style-name="Таблица1.A2" office:value-type="string">
            <text:p text:style-name="P26">r<text:span text:style-name="T5">1</text:span></text:p>
          </table:table-cell>
          <table:table-cell table:style-name="Таблица1.A2" office:value-type="string">
            <text:p text:style-name="P28">390</text:p>
          </table:table-cell>
          <table:table-cell table:style-name="Таблица1.A2" office:value-type="string">
            <text:p text:style-name="P26">C<text:span text:style-name="T5">2</text:span></text:p>
          </table:table-cell>
          <table:table-cell table:style-name="Таблица1.F2" office:value-type="string">
            <text:p text:style-name="P28">1</text:p>
          </table:table-cell>
        </table:table-row>
        <table:table-row>
          <table:table-cell table:style-name="Таблица1.A2" office:value-type="string">
            <text:p text:style-name="P26">R<text:span text:style-name="T5">2</text:span></text:p>
          </table:table-cell>
          <table:table-cell table:style-name="Таблица1.A2" office:value-type="string">
            <text:p text:style-name="P26">220</text:p>
          </table:table-cell>
          <table:table-cell table:style-name="Таблица1.A2" office:value-type="string">
            <text:p text:style-name="P26">r<text:span text:style-name="T5">2</text:span></text:p>
          </table:table-cell>
          <table:table-cell table:style-name="Таблица1.A2" office:value-type="string">
            <text:p text:style-name="P28">11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7">R<text:span text:style-name="T5">3</text:span></text:p>
          </table:table-cell>
          <table:table-cell table:style-name="Таблица1.A2" office:value-type="string">
            <text:p text:style-name="P26">10 000</text:p>
          </table:table-cell>
          <table:table-cell table:style-name="Таблица1.A2" office:value-type="string">
            <text:p text:style-name="P26">r<text:span text:style-name="T5">3</text:span></text:p>
          </table:table-cell>
          <table:table-cell table:style-name="Таблица1.A2" office:value-type="string">
            <text:p text:style-name="P28">22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</table:table>
      <text:list xml:id="list184753150389004" text:continue-numbering="true" text:style-name="L5">
        <text:list-header>
          <text:p text:style-name="P22"><text:span text:style-name="T20"/></text:p>
        </text:list-header>
      </text:list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4:58:45.169521297</meta:creation-date>
    <dc:date>2018-06-21T18:47:51.725792002</dc:date>
    <meta:editing-duration>PT8M1S</meta:editing-duration>
    <meta:editing-cycles>2</meta:editing-cycles>
    <meta:generator>LibreOffice/6.0.3.2$Linux_X86_64 LibreOffice_project/00m0$Build-2</meta:generator>
    <meta:document-statistic meta:table-count="3" meta:image-count="0" meta:object-count="7" meta:page-count="3" meta:paragraph-count="81" meta:word-count="433" meta:character-count="3214" meta:non-whitespace-character-count="2849"/>
  </office:meta>
</office:document-meta>
</file>

<file path=Object 1/content.xml><?xml version="1.0" encoding="utf-8"?>
<math xmlns="http://www.w3.org/1998/Math/MathML" display="block">
  <semantics>
    <mrow>
      <mrow>
        <mi>R</mi>
        <mo stretchy="false">≫</mo>
        <msub>
          <mi>r</mi>
          <mn>1,</mn>
        </msub>
      </mrow>
      <mrow>
        <mi>R</mi>
        <mo stretchy="false">≫</mo>
        <msub>
          <mi>r</mi>
          <mn>2,</mn>
        </msub>
      </mrow>
      <mrow>
        <mi>R</mi>
        <mo stretchy="false">≫</mo>
        <msub>
          <mi>r</mi>
          <mn>3,</mn>
        </msub>
      </mrow>
      <mrow>
        <mi>R</mi>
        <mo stretchy="false">≫</mo>
        <mi>r</mi>
      </mrow>
    </mrow>
    <annotation encoding="StarMath 5.0">R &gt;&gt; r_1, R&gt;&gt; r_2, R &gt;&gt; r_3, R &gt;&gt;r</annotation>
  </semantics>
</math>
</file>

<file path=Object 2/content.xml><?xml version="1.0" encoding="utf-8"?>
<math xmlns="http://www.w3.org/1998/Math/MathML" display="block">
  <semantics>
    <mrow>
      <msub>
        <mi>R</mi>
        <mn>3</mn>
      </msub>
      <mo stretchy="false">≫</mo>
      <mrow>
        <msub>
          <mi>R</mi>
          <mn>1</mn>
        </msub>
        <mo stretchy="false">+</mo>
        <msub>
          <mi>R</mi>
          <mn>2</mn>
        </msub>
      </mrow>
    </mrow>
    <annotation encoding="StarMath 5.0">R_3 &gt;&gt; R_1 + R_2</annotation>
  </semantics>
</math>
</file>

<file path=Object 3/content.xml><?xml version="1.0" encoding="utf-8"?>
<math xmlns="http://www.w3.org/1998/Math/MathML" display="block">
  <semantics>
    <mrow>
      <mi>I</mi>
      <mo stretchy="false">=</mo>
      <mfrac>
        <mrow>
          <msub>
            <mi>U</mi>
            <mi mathvariant="italic">resist</mi>
          </msub>
          <mo stretchy="false">−</mo>
          <msub>
            <mi>U</mi>
            <mi mathvariant="italic">diode</mi>
          </msub>
        </mrow>
        <msub>
          <mi>R</mi>
          <mi mathvariant="italic">eff</mi>
        </msub>
      </mfrac>
    </mrow>
    <annotation encoding="StarMath 5.0">I =  {U_{resist}-U_{diode}} over {R_eff} 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sub>
          <mi>U</mi>
          <mi mathvariant="italic">full</mi>
        </msub>
        <mo stretchy="false">−</mo>
        <msub>
          <mi>U</mi>
          <mi mathvariant="italic">resist</mi>
        </msub>
      </mrow>
    </mrow>
    <annotation encoding="StarMath 5.0">U = U_full - U_resist</annotation>
  </semantics>
</math>
</file>

<file path=Object 5/content.xml><?xml version="1.0" encoding="utf-8"?>
<math xmlns="http://www.w3.org/1998/Math/MathML" display="block">
  <semantics>
    <mrow>
      <msub>
        <mi>I</mi>
        <msub>
          <mi>R</mi>
          <mn>3</mn>
        </msub>
      </msub>
      <mo stretchy="false">=</mo>
      <mrow>
        <mi>I</mi>
        <mo stretchy="false">⋅</mo>
        <mfrac>
          <msub>
            <mi>R</mi>
            <mi mathvariant="italic">eff</mi>
          </msub>
          <msub>
            <mi>R</mi>
            <mn>3</mn>
          </msub>
        </mfrac>
      </mrow>
    </mrow>
    <annotation encoding="StarMath 5.0">I_{R_3} = I cdot {{R_eff} over {R_3}}  </annotation>
  </semantics>
</math>
</file>

<file path=Object 6/content.xml><?xml version="1.0" encoding="utf-8"?>
<math xmlns="http://www.w3.org/1998/Math/MathML" display="block">
  <semantics>
    <mrow>
      <mrow>
        <msub>
          <mi>I</mi>
          <msub>
            <mi>C</mi>
            <mn>2</mn>
          </msub>
        </msub>
        <mo stretchy="false">=</mo>
        <mi>β</mi>
      </mrow>
      <mrow>
        <msub>
          <mi>I</mi>
          <msub>
            <mi>R</mi>
            <mn>3</mn>
          </msub>
        </msub>
        <mo stretchy="false">=</mo>
        <mfrac>
          <msub>
            <mi mathvariant="italic">βR</mi>
            <mi mathvariant="italic">eff</mi>
          </msub>
          <msub>
            <mi>R</mi>
            <mn>3</mn>
          </msub>
        </mfrac>
      </mrow>
      <mi>I</mi>
    </mrow>
    <annotation encoding="StarMath 5.0">I_{ C_2 } = β I_{ R_3 } = {βR_{eff}} over { R_3 } I</annotation>
  </semantics>
</math>
</file>

<file path=Object 7/content.xml><?xml version="1.0" encoding="utf-8"?>
<math xmlns="http://www.w3.org/1998/Math/MathML" display="block">
  <semantics>
    <mrow>
      <mi>Q</mi>
      <mo stretchy="false">=</mo>
      <mrow>
        <mfrac>
          <msub>
            <mi>R</mi>
            <mn>3</mn>
          </msub>
          <msub>
            <mi mathvariant="italic">βR</mi>
            <mi mathvariant="italic">eff</mi>
          </msub>
        </mfrac>
        <mo stretchy="false">⋅</mo>
        <mfrac>
          <mi mathvariant="italic">ΔU</mi>
          <msub>
            <mi>C</mi>
            <mn>2</mn>
          </msub>
        </mfrac>
      </mrow>
    </mrow>
    <annotation encoding="StarMath 5.0">Q = {R_3} over {  βR_{eff} } cdot { {ΔU} over {C_2} }</annotation>
  </semantics>
</math>
</file>